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Quittung: Teilnahme an einem Laborexperiment</text:p>
      <text:p text:style-name="P1"/>
      <text:p text:style-name="P2"/>
      <text:p text:style-name="P2"/>
      <text:p text:style-name="P2"/>
      <text:p text:style-name="P2"/>
      <text:p text:style-name="P2">Ich habe für das Experiment vom 2<text:span text:style-name="T1">. März 2009</text:span> einen Betrag von<text:span text:style-name="T1"> € 5,00</text:span> in bar erhalten. </text:p>
      <text:p text:style-name="P2">Der Betrag wird brutto ausbezahlt. Eventuelle Steuern und sonstige Abgaben sind vom Empfänger des Geldbetrage (Experimentteilnehmer) selbst zu entrichten.</text:p>
      <text:p text:style-name="P2"/>
      <text:p text:style-name="P2"/>
      <text:p text:style-name="P2"/>
      <text:p text:style-name="P2"/>
      <text:p text:style-name="P2"/>
      <text:p text:style-name="P2">Name (in Blockbuchstaben):_________________________________</text:p>
      <text:p text:style-name="P2"/>
      <text:p text:style-name="P2"/>
      <text:p text:style-name="P2">Jena, _________________________________________________</text:p>
      <text:p text:style-name="P2"><text:tab/><text:tab/><text:tab/><text:tab/><text:span text:style-name="T2">(Unterschrift)</text:span></text:p>
      <text:p text:style-name="P2"/>
      <text:p text:style-name="P2"/>
      <text:p text:style-name="P2"/>
      <text:p text:style-name="P2"/>
      <text:p text:style-name="P2">Dieser Beleg wird nur von den Administratoren begutachtet, die in keinster Weise etwas mit dem Experiment zu tun haben!</text:p>
      <text:p text:style-name="P2"/>
      <text:p text:style-name="P6"/>
      <text:p text:style-name="P3"/>
      <text:p text:style-name="P3"/>
      <text:p text:style-name="P5"/>
      <text:p text:style-name="P5"/>
      <text:p text:style-name="P5"/>
      <text:p text:style-name="P5">Bitte am Ende des Experiments in die </text:p>
      <text:p text:style-name="P5">“BELEGE BOX” gebe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GB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21$Build-9319</meta:generator>
    <meta:initial-creator>Gerhard Riener</meta:initial-creator>
    <meta:creation-date>2008-10-12T15:59:55</meta:creation-date>
    <dc:date>2009-03-02T09:29:49</dc:date>
    <meta:print-date>2008-10-26T17:03:29</meta:print-date>
    <meta:editing-cycles>8</meta:editing-cycles>
    <meta:editing-duration>PT08H29M39S</meta:editing-duration>
    <meta:printed-by>Gerhard Riener</meta:printed-by>
    <meta:document-statistic meta:table-count="0" meta:image-count="0" meta:object-count="0" meta:page-count="2" meta:paragraph-count="9" meta:word-count="77" meta:character-count="590"/>
    <meta:user-defined meta:name="Info 1"/>
    <meta:user-defined meta:name="Info 2"/>
    <meta:user-defined meta:name="Info 3"/>
    <meta:user-defined meta:name="Info 4"/>
  </office:meta>
</office:document-meta>
</file>